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fo:min-height="2.245cm" fo:min-width="2.83cm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2.245cm" fo:min-width="2.83cm"/>
      <style:paragraph-properties style:writing-mode="lr-tb"/>
    </style:style>
    <style:style style:name="gr3" style:family="graphic" style:parent-style-name="standard">
      <style:graphic-properties draw:fill="solid" draw:fill-color="#ffcc00" draw:textarea-horizontal-align="justify" draw:textarea-vertical-align="middle" draw:auto-grow-height="false" fo:min-height="2.245cm" fo:min-width="2.83cm"/>
      <style:paragraph-properties style:writing-mode="lr-tb"/>
    </style:style>
    <style:style style:name="gr4" style:family="graphic" style:parent-style-name="objectwithoutfill">
      <style:graphic-properties svg:stroke-width="0.06cm" svg:stroke-color="#990000" draw:marker-start-width="0.3cm" draw:marker-end="Arrowheads_20_1" draw:marker-end-width="0.4cm" draw:fill="none" draw:textarea-vertical-align="middle" fo:padding-top="0.155cm" fo:padding-bottom="0.155cm" fo:padding-left="0.28cm" fo:padding-right="0.28cm"/>
    </style:style>
    <style:style style:name="gr5" style:family="graphic" style:parent-style-name="objectwithoutfill">
      <style:graphic-properties svg:stroke-width="0.06cm" svg:stroke-color="#ff0000" draw:marker-start-width="0.3cm" draw:marker-end="Arrowheads_20_1" draw:marker-end-width="0.4cm" draw:fill="none" draw:textarea-vertical-align="middle" fo:padding-top="0.155cm" fo:padding-bottom="0.155cm" fo:padding-left="0.28cm" fo:padding-right="0.28cm"/>
    </style:style>
    <style:style style:name="gr6" style:family="graphic" style:parent-style-name="objectwithoutfill">
      <style:graphic-properties svg:stroke-width="0.06cm" draw:marker-start-width="0.3cm" draw:marker-end="Arrowheads_20_1" draw:marker-end-width="0.4cm" draw:fill="none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2.245cm" fo:min-width="1.885cm"/>
      <style:paragraph-properties style:writing-mode="lr-tb"/>
    </style:style>
    <style:style style:name="gr8" style:family="graphic" style:parent-style-name="objectwithoutfill">
      <style:graphic-properties svg:stroke-width="0.06cm" draw:marker-start-width="0.29cm" draw:marker-end-width="0.29cm" draw:fill="none" draw:textarea-vertical-align="middle" fo:padding-top="0.155cm" fo:padding-bottom="0.155cm" fo:padding-left="0.28cm" fo:padding-right="0.28cm"/>
    </style:style>
    <style:style style:name="gr9" style:family="graphic" style:parent-style-name="objectwithoutfill">
      <style:graphic-properties svg:stroke-width="0.06cm" draw:marker-start="Concave" draw:marker-start-width="0.29cm" draw:marker-end-width="0.29cm" draw:fill="none" draw:textarea-vertical-align="middle" fo:padding-top="0.155cm" fo:padding-bottom="0.155cm" fo:padding-left="0.28cm" fo:padding-right="0.28cm"/>
    </style:style>
    <style:style style:name="gr10" style:family="graphic" style:parent-style-name="objectwithoutfill">
      <style:graphic-properties svg:stroke-width="0.06cm" draw:marker-start-width="0.29cm" draw:marker-end="Concave" draw:marker-end-width="0.29cm" draw:fill="none" draw:textarea-vertical-align="middle" fo:padding-top="0.155cm" fo:padding-bottom="0.155cm" fo:padding-left="0.28cm" fo:padding-right="0.28cm"/>
    </style:style>
    <style:style style:name="gr11" style:family="graphic" style:parent-style-name="objectwithoutfill">
      <style:graphic-properties svg:stroke-width="0.06cm" svg:stroke-color="#ff0000" draw:marker-start="Triangle" draw:marker-start-width="0.4cm" draw:marker-end="" draw:marker-end-width="0.29cm" draw:fill="none" draw:textarea-vertical-align="middle" fo:padding-top="0.155cm" fo:padding-bottom="0.155cm" fo:padding-left="0.28cm" fo:padding-right="0.28cm"/>
    </style:style>
    <style:style style:name="gr12" style:family="graphic" style:parent-style-name="objectwithoutfill">
      <style:graphic-properties draw:stroke="dash" draw:stroke-dash="dashed-2" svg:stroke-width="0.06cm" svg:stroke-color="#ff0000" draw:marker-start="Concave" draw:marker-start-width="0.29cm" draw:marker-end-width="0.29cm" draw:fill="none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svg:stroke-color="#000000" draw:fill="none" draw:fill-color="#ffffff" fo:min-height="1.1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0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ffff"/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solid" draw:fill-color="#ffcc0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3cm" svg:height="2.495cm" svg:x="12.7cm" svg:y="16.405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3cm" svg:height="2.495cm" svg:x="3.22cm" svg:y="5.975cm">
          <text:p text:style-name="P1">20VDC </text:p>
          <text:p text:style-name="P1">Batter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3cm" svg:height="2.495cm" svg:x="23.23cm" svg:y="6.05cm">
          <text:p text:style-name="P1">PWM </text:p>
          <text:p text:style-name="P1">Driver </text:p>
          <text:p text:style-name="P1">Board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3cm" svg:height="2.495cm" svg:x="8.61cm" svg:y="6.025cm">
          <text:p text:style-name="P1">5V</text:p>
          <text:p text:style-name="P1">Voltage </text:p>
          <text:p text:style-name="P1">regulat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3cm" svg:height="2.495cm" svg:x="13.645cm" svg:y="6.025cm">
          <text:p text:style-name="P1">5V</text:p>
          <text:p text:style-name="P1">Controlled</text:p>
          <text:p text:style-name="P1">switch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55cm" svg:y1="7.13cm" svg:x2="8.645cm" svg:y2="7.13cm">
          <text:p/>
        </draw:line>
        <draw:line draw:style-name="gr5" draw:text-style-name="P5" draw:layer="layout" svg:x1="11.97cm" svg:y1="7.13cm" svg:x2="13.66cm" svg:y2="7.13cm">
          <text:p/>
        </draw:line>
        <draw:line draw:style-name="gr6" draw:text-style-name="P5" draw:layer="layout" svg:x1="17.005cm" svg:y1="7.13cm" svg:x2="23.285cm" svg:y2="7.13cm">
          <text:p/>
        </draw:line>
        <draw:custom-shape draw:style-name="gr7" draw:text-style-name="P3" draw:layer="layout" svg:width="2.385cm" svg:height="2.495cm" svg:x="17.675cm" svg:y="9.58cm">
          <text:p text:style-name="P1">Voltage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85cm" svg:height="2.495cm" svg:x="20.7cm" svg:y="9.58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1.75cm" svg:y1="9.55cm" svg:x2="21.77cm" svg:y2="7.155cm">
          <text:p/>
        </draw:line>
        <draw:line draw:style-name="gr8" draw:text-style-name="P5" draw:layer="layout" svg:x1="18.8cm" svg:y1="9.55cm" svg:x2="18.82cm" svg:y2="7.155cm">
          <text:p/>
        </draw:line>
        <draw:line draw:style-name="gr9" draw:text-style-name="P5" draw:layer="layout" svg:x1="15.35cm" svg:y1="16.38cm" svg:x2="22.1cm" svg:y2="12.07cm">
          <text:p/>
        </draw:line>
        <draw:line draw:style-name="gr9" draw:text-style-name="P5" draw:layer="layout" svg:x1="14.815cm" svg:y1="16.38cm" svg:x2="18.75cm" svg:y2="12.045cm">
          <text:p/>
        </draw:line>
        <draw:line draw:style-name="gr10" draw:text-style-name="P5" draw:layer="layout" svg:x1="13.83cm" svg:y1="16.43cm" svg:x2="14.895cm" svg:y2="8.54cm">
          <text:p/>
        </draw:line>
        <draw:line draw:style-name="gr11" draw:text-style-name="P5" draw:layer="layout" svg:x1="13.33cm" svg:y1="16.48cm" svg:x2="12.7cm" svg:y2="7.105cm">
          <text:p/>
        </draw:line>
        <draw:line draw:style-name="gr12" draw:text-style-name="P5" draw:layer="layout" svg:x1="12.95cm" svg:y1="16.405cm" svg:x2="7.23cm" svg:y2="7.08cm">
          <text:p/>
        </draw:line>
        <draw:frame draw:style-name="gr13" draw:text-style-name="P6" draw:layer="layout" svg:width="4.13cm" svg:height="1.435cm" svg:x="6.655cm" svg:y="11.365cm">
          <draw:text-box>
            <text:p><text:span text:style-name="T1">Battery voltage level sensor</text:span></text:p>
          </draw:text-box>
        </draw:frame>
        <draw:frame draw:style-name="gr13" draw:text-style-name="P6" draw:layer="layout" svg:width="2.67cm" svg:height="1.435cm" svg:x="10.435cm" svg:y="9.145cm">
          <draw:text-box>
            <text:p><text:span text:style-name="T1">Power</text:span></text:p>
            <text:p><text:span text:style-name="T1">For ESP32</text:span></text:p>
          </draw:text-box>
        </draw:frame>
        <draw:frame draw:style-name="gr14" draw:text-style-name="P6" draw:layer="layout" svg:width="2.67cm" svg:height="2.147cm" svg:x="14.57cm" svg:y="10cm">
          <draw:text-box>
            <text:p><text:span text:style-name="T1">Software</text:span></text:p>
            <text:p><text:span text:style-name="T1">Controlled</text:span></text:p>
            <text:p><text:span text:style-name="T1">ON / OFF</text:span></text:p>
            <text:p><text:span text:style-name="T1">switch</text:span></text:p>
          </draw:text-box>
        </draw:frame>
        <draw:frame draw:style-name="gr15" draw:text-style-name="P6" draw:layer="layout" svg:width="2.67cm" svg:height="1.673cm" svg:x="15.045cm" svg:y="12.972cm">
          <draw:text-box>
            <text:p><text:span text:style-name="T1">5V Power</text:span></text:p>
            <text:p><text:span text:style-name="T1">Voltage Sensor</text:span></text:p>
          </draw:text-box>
        </draw:frame>
        <draw:frame draw:style-name="gr15" draw:text-style-name="P6" draw:layer="layout" svg:width="2.67cm" svg:height="1.673cm" svg:x="19.125cm" svg:y="13.93cm">
          <draw:text-box>
            <text:p><text:span text:style-name="T1">5V Power</text:span></text:p>
            <text:p><text:span text:style-name="T1">Current Sensor</text:span></text:p>
          </draw:text-box>
        </draw:frame>
        <draw:frame draw:style-name="gr16" draw:text-style-name="P7" draw:layer="layout" svg:width="13.43cm" svg:height="1.515cm" svg:x="8.365cm" svg:y="1.99cm">
          <draw:text-box>
            <text:p><text:span text:style-name="T2">Power Control for Hexbot</text:span></text:p>
          </draw:text-box>
        </draw:frame>
        <draw:custom-shape draw:style-name="gr2" draw:text-style-name="P3" draw:layer="layout" svg:width="3.33cm" svg:height="2.495cm" svg:x="22.03cm" svg:y="16.315cm">
          <text:p text:style-name="P1">3.3VDC</text:p>
          <text:p text:style-name="P1">Controlled</text:p>
          <text:p text:style-name="P1">switch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125cm" svg:y1="16.99cm" svg:x2="21.995cm" svg:y2="16.99cm">
          <text:p/>
        </draw:line>
        <draw:frame draw:style-name="gr17" draw:text-style-name="P6" draw:layer="layout" svg:width="2.67cm" svg:height="1.02cm" svg:x="17.995cm" svg:y="16.236cm">
          <draw:text-box>
            <text:p><text:span text:style-name="T1">3.3 VDC</text:span></text:p>
          </draw:text-box>
        </draw:frame>
        <draw:line draw:style-name="gr10" draw:text-style-name="P5" draw:layer="layout" svg:x1="16.05cm" svg:y1="17.885cm" svg:x2="21.996cm" svg:y2="17.885cm">
          <text:p/>
        </draw:line>
        <draw:frame draw:style-name="gr18" draw:text-style-name="P6" draw:layer="layout" svg:width="4.51cm" svg:height="1.33cm" svg:x="16.765cm" svg:y="17.985cm">
          <draw:text-box>
            <text:p><text:span text:style-name="T1">Software Controlled</text:span></text:p>
            <text:p><text:span text:style-name="T1">ON / OFF switch</text:span></text:p>
          </draw:text-box>
        </draw:frame>
        <draw:line draw:style-name="gr5" draw:text-style-name="P5" draw:layer="layout" svg:x1="24.327cm" svg:y1="16.236cm" svg:x2="24.328cm" svg:y2="8.575cm">
          <text:p/>
        </draw:line>
        <draw:frame draw:style-name="gr17" draw:text-style-name="P6" draw:layer="layout" svg:width="2.67cm" svg:height="1.02cm" svg:x="24.185cm" svg:y="12.51cm">
          <draw:text-box>
            <text:p><text:span text:style-name="T1">3.3 VDC</text:span></text:p>
          </draw:text-box>
        </draw:frame>
        <draw:frame draw:style-name="gr19" draw:text-style-name="P6" draw:layer="layout" svg:width="2.67cm" svg:height="0.835cm" svg:x="22.635cm" svg:y="18.965cm">
          <draw:text-box>
            <text:p><text:span text:style-name="T1">LH1085 ?</text:span></text:p>
          </draw:text-box>
        </draw:frame>
        <draw:frame draw:style-name="gr17" draw:text-style-name="P6" draw:layer="layout" svg:width="1.535cm" svg:height="1.02cm" svg:x="25.615cm" svg:y="1.15cm">
          <draw:text-box>
            <text:p><text:span text:style-name="T1">V 2</text:span></text:p>
          </draw:text-box>
        </draw:frame>
        <draw:frame draw:style-name="gr17" draw:text-style-name="P6" draw:layer="layout" svg:width="2.67cm" svg:height="1.02cm" svg:x="19.55cm" svg:y="6.16cm">
          <draw:text-box>
            <text:p><text:span text:style-name="T1">5 VDC</text:span></text:p>
          </draw:text-box>
        </draw:frame>
        <draw:frame draw:style-name="gr19" draw:text-style-name="P6" draw:layer="layout" svg:width="2.67cm" svg:height="0.835cm" svg:x="14.035cm" svg:y="4.98cm">
          <draw:text-box>
            <text:p><text:span text:style-name="T1">Relay ?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09:21:18.195000000</meta:creation-date>
    <dc:date>2022-04-08T22:54:48.058000000</dc:date>
    <meta:editing-duration>PT10M23S</meta:editing-duration>
    <meta:editing-cycles>3</meta:editing-cycles>
    <meta:generator>LibreOffice/7.1.8.1$Windows_X86_64 LibreOffice_project/e1f30c802c3269a1d052614453f260e49458c82c</meta:generator>
    <meta:document-statistic meta:object-count="34"/>
  </office:meta>
</office:document-meta>
</file>